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C40000006F1802911F0BC787F5.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abecera_20_Arial">
      <style:paragraph-properties fo:text-align="start" style:justify-single-word="false"/>
    </style:style>
    <style:style style:name="P2" style:family="paragraph" style:parent-style-name="Text_20_body">
      <style:text-properties style:font-name="Arial1" fo:font-size="16pt" style:font-size-asian="16pt" style:font-size-complex="16pt"/>
    </style:style>
    <style:style style:name="P3" style:family="paragraph" style:parent-style-name="Title">
      <style:text-properties style:font-name="Arial1" fo:font-size="16pt" style:font-size-asian="16pt" style:font-size-complex="16pt"/>
    </style:style>
    <style:style style:name="P4" style:family="paragraph" style:parent-style-name="Text_20_body">
      <style:paragraph-properties fo:margin-left="0cm" fo:margin-right="0cm" fo:text-align="center" style:justify-single-word="false" fo:text-indent="0cm" style:auto-text-indent="false"/>
      <style:text-properties officeooo:paragraph-rsid="001332d3"/>
    </style:style>
    <style:style style:name="P5" style:family="paragraph" style:parent-style-name="Contents_20_1">
      <style:paragraph-properties>
        <style:tab-stops>
          <style:tab-stop style:position="16.2cm" style:type="right" style:leader-style="dotted" style:leader-text="."/>
        </style:tab-stops>
      </style:paragraph-properties>
    </style:style>
    <style:style style:name="P6" style:family="paragraph" style:parent-style-name="Contents_20_2">
      <style:paragraph-properties>
        <style:tab-stops>
          <style:tab-stop style:position="15.7cm" style:type="right" style:leader-style="dotted" style:leader-text="."/>
        </style:tab-stops>
      </style:paragraph-properties>
    </style:style>
    <style:style style:name="P7" style:family="paragraph" style:parent-style-name="Cuerpo_20_de_20_texto_20_Arial">
      <style:text-properties officeooo:rsid="001c1978" officeooo:paragraph-rsid="001c1978"/>
    </style:style>
    <style:style style:name="P8" style:family="paragraph" style:parent-style-name="Cuerpo_20_de_20_texto_20_Arial">
      <style:text-properties officeooo:rsid="0039268f" officeooo:paragraph-rsid="0039268f"/>
    </style:style>
    <style:style style:name="P9" style:family="paragraph" style:parent-style-name="Cuerpo_20_de_20_texto_20_Arial">
      <style:text-properties officeooo:rsid="003e4ce7"/>
    </style:style>
    <style:style style:name="P10" style:family="paragraph" style:parent-style-name="Cuerpo_20_de_20_texto_20_Arial">
      <style:text-properties officeooo:rsid="004308fd" officeooo:paragraph-rsid="004308fd"/>
    </style:style>
    <style:style style:name="P11" style:family="paragraph" style:parent-style-name="Cuerpo_20_de_20_texto_20_Arial">
      <style:text-properties officeooo:paragraph-rsid="0044a5b0"/>
    </style:style>
    <style:style style:name="P12" style:family="paragraph" style:parent-style-name="Footnote">
      <style:text-properties officeooo:rsid="00432fd1" officeooo:paragraph-rsid="00432fd1"/>
    </style:style>
    <style:style style:name="P13" style:family="paragraph" style:parent-style-name="Text_20_body" style:master-page-name="Páginas_20_sin_20_numeración">
      <style:paragraph-properties fo:margin-left="0cm" fo:margin-right="0cm" fo:text-align="center" style:justify-single-word="false" fo:text-indent="0cm" style:auto-text-indent="false" style:page-number="auto"/>
      <style:text-properties officeooo:paragraph-rsid="001332d3"/>
    </style:style>
    <style:style style:name="P14" style:family="paragraph" style:parent-style-name="Cuerpo_20_de_20_texto_20_Arial" style:list-style-name="L1"/>
    <style:style style:name="P15" style:family="paragraph" style:parent-style-name="Cuerpo_20_de_20_texto_20_Arial" style:list-style-name="L2"/>
    <style:style style:name="P16" style:family="paragraph" style:parent-style-name="Cuerpo_20_de_20_texto_20_Arial" style:list-style-name="L3"/>
    <style:style style:name="P17" style:family="paragraph" style:parent-style-name="Cuerpo_20_de_20_texto_20_Arial" style:list-style-name="L4"/>
    <style:style style:name="P18" style:family="paragraph" style:parent-style-name="Heading_20_3">
      <style:text-properties officeooo:rsid="00412d2d" officeooo:paragraph-rsid="00412d2d"/>
    </style:style>
    <style:style style:name="P19" style:family="paragraph" style:parent-style-name="Título_20_2_20_Arial">
      <style:paragraph-properties fo:margin-top="0.353cm" fo:margin-bottom="0.212cm" style:contextual-spacing="false" fo:keep-with-next="always"/>
      <style:text-properties style:font-name="Arial3" fo:font-size="13pt" fo:font-style="italic" fo:font-weight="normal" officeooo:rsid="0039268f" officeooo:paragraph-rsid="0039268f" style:font-name-asian="Microsoft YaHei" style:font-size-asian="16pt" style:font-style-asian="italic" style:font-weight-asian="normal" style:font-name-complex="Arial2" style:font-size-complex="16pt" style:font-style-complex="italic" style:font-weight-complex="normal"/>
    </style:style>
    <style:style style:name="P20" style:family="paragraph" style:parent-style-name="Título_20_2_20_Arial">
      <style:paragraph-properties fo:margin-top="0.353cm" fo:margin-bottom="0.212cm" style:contextual-spacing="false" fo:text-align="center" style:justify-single-word="false" fo:keep-with-next="always"/>
      <style:text-properties style:font-name="Arial3" fo:font-size="13pt" fo:font-style="italic" style:font-name-asian="Microsoft YaHei" style:font-size-asian="16pt" style:font-style-asian="italic" style:font-name-complex="Arial2" style:font-size-complex="16pt" style:font-style-complex="italic"/>
    </style:style>
    <style:style style:name="P21" style:family="paragraph" style:parent-style-name="Título_20_2_20_Arial">
      <style:paragraph-properties fo:margin-top="0.353cm" fo:margin-bottom="0.212cm" style:contextual-spacing="false" fo:text-align="center" style:justify-single-word="false" fo:keep-with-next="always"/>
      <style:text-properties style:font-name="Arial3" fo:font-size="13pt" style:font-name-asian="Microsoft YaHei" style:font-size-asian="16pt" style:font-name-complex="Arial2" style:font-size-complex="16pt"/>
    </style:style>
    <style:style style:name="P22" style:family="paragraph" style:parent-style-name="Título_20_2_20_Arial">
      <style:text-properties officeooo:rsid="003e4ce7" officeooo:paragraph-rsid="003e4ce7"/>
    </style:style>
    <style:style style:name="P23" style:family="paragraph" style:parent-style-name="Título_20_2_20_Arial">
      <style:text-properties officeooo:rsid="004308fd" officeooo:paragraph-rsid="004308fd"/>
    </style:style>
    <style:style style:name="T1" style:family="text">
      <style:text-properties officeooo:rsid="0019b053"/>
    </style:style>
    <style:style style:name="T2" style:family="text">
      <style:text-properties officeooo:rsid="00261303"/>
    </style:style>
    <style:style style:name="T3" style:family="text">
      <style:text-properties officeooo:rsid="0039268f"/>
    </style:style>
    <style:style style:name="T4" style:family="text">
      <style:text-properties officeooo:rsid="0037ffd4"/>
    </style:style>
    <style:style style:name="T5" style:family="text">
      <style:text-properties style:font-name="Arial1" fo:font-size="16pt" style:font-size-asian="16pt" style:font-size-complex="16pt"/>
    </style:style>
    <style:style style:name="T6" style:family="text">
      <style:text-properties style:font-name="Arial1" fo:font-size="16pt" officeooo:rsid="001332d3" style:font-size-asian="16pt" style:font-size-complex="16pt"/>
    </style:style>
    <style:style style:name="T7" style:family="text">
      <style:text-properties style:font-name="Arial1" fo:font-size="16pt" officeooo:rsid="001719d1" style:font-size-asian="16pt" style:font-size-complex="16pt"/>
    </style:style>
    <style:style style:name="T8" style:family="text">
      <style:text-properties style:font-name="Arial1" fo:font-size="16pt" officeooo:rsid="001e6cd4" style:font-size-asian="16pt" style:font-size-complex="16pt"/>
    </style:style>
    <style:style style:name="T9" style:family="text">
      <style:text-properties style:font-name="Arial1" fo:font-size="16pt" officeooo:rsid="0045e3c7" style:font-size-asian="16pt" style:font-size-complex="16pt"/>
    </style:style>
    <style:style style:name="T10" style:family="text">
      <style:text-properties style:font-name="Arial1" fo:font-size="16pt" officeooo:rsid="00469ae1" style:font-size-asian="16pt" style:font-size-complex="16pt"/>
    </style:style>
    <style:style style:name="T11" style:family="text">
      <style:text-properties style:font-name="Arial1" officeooo:rsid="004308fd"/>
    </style:style>
    <style:style style:name="T12" style:family="text">
      <style:text-properties officeooo:rsid="003be8b9"/>
    </style:style>
    <style:style style:name="T13" style:family="text">
      <style:text-properties officeooo:rsid="003db07d"/>
    </style:style>
    <style:style style:name="T14" style:family="text">
      <style:text-properties officeooo:rsid="003ffca6"/>
    </style:style>
    <style:style style:name="T15" style:family="text">
      <style:text-properties fo:font-weight="normal" style:font-weight-asian="normal" style:font-weight-complex="normal"/>
    </style:style>
    <style:style style:name="T16" style:family="text">
      <style:text-properties officeooo:rsid="0042d1b5"/>
    </style:style>
    <style:style style:name="T17" style:family="text">
      <style:text-properties officeooo:rsid="004308fd"/>
    </style:style>
    <style:style style:name="T18" style:family="text">
      <style:text-properties officeooo:rsid="004a9180"/>
    </style:style>
    <style:style style:name="T19" style:family="text">
      <style:text-properties officeooo:rsid="004dcab9"/>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Title"><text:span text:style-name="Strong_20_Emphasis"><text:span text:style-name="T5"/></text:span></text:p>
      <text:p text:style-name="Text_20_body"><text:span text:style-name="Strong_20_Emphasis"><text:span text:style-name="T5"/></text:span></text:p>
      <text:p text:style-name="Title"><text:span text:style-name="Strong_20_Emphasis"><text:span text:style-name="T5">Cicl</text:span></text:span><text:span text:style-name="Strong_20_Emphasis"><text:span text:style-name="T7">o</text:span></text:span><text:span text:style-name="Strong_20_Emphasis"><text:span text:style-name="T5">: </text:span></text:span><text:span text:style-name="Strong_20_Emphasis"><text:span text:style-name="T8">CFGS </text:span></text:span><text:span text:style-name="Strong_20_Emphasis"><text:span text:style-name="T5">Desarrollo </text:span></text:span><text:span text:style-name="Strong_20_Emphasis"><text:span text:style-name="T8">de Aplicaciones </text:span></text:span><text:span text:style-name="Strong_20_Emphasis"><text:span text:style-name="T5">Web</text:span></text:span></text:p>
      <text:p text:style-name="Title"><text:span text:style-name="Strong_20_Emphasis"><text:span text:style-name="T5">Centro: CIFP Pau Casesnoves</text:span></text:span></text:p>
      <text:p text:style-name="Title"><text:span text:style-name="Strong_20_Emphasis"><text:span text:style-name="T5">Alumno: </text:span></text:span><text:span text:style-name="Strong_20_Emphasis"><text:span text:style-name="T6">Fernando Gonz</text:span></text:span><text:span text:style-name="Strong_20_Emphasis"><text:span text:style-name="T9">a</text:span></text:span><text:span text:style-name="Strong_20_Emphasis"><text:span text:style-name="T6">lez Serrano</text:span></text:span></text:p>
      <text:p text:style-name="Title"><text:span text:style-name="Strong_20_Emphasis"><text:span text:style-name="T5">Tutor/a: </text:span></text:span><text:span text:style-name="Strong_20_Emphasis"><text:span text:style-name="T6">Carles Canals Gozalvez i Margalida Estrany Bonnin</text:span></text:span></text:p>
      <text:p text:style-name="Title"><text:span text:style-name="Strong_20_Emphasis"><text:span text:style-name="T10">Proyecto</text:span></text:span><text:span text:style-name="Strong_20_Emphasis"><text:span text:style-name="T5">: </text:span></text:span><text:span text:style-name="Strong_20_Emphasis"><text:span text:style-name="T10">Web de </text:span></text:span><text:span text:style-name="Strong_20_Emphasis"><text:span text:style-name="T5">Hotel “</text:span></text:span><text:span text:style-name="Strong_20_Emphasis"><text:span text:style-name="T6">Aura</text:span></text:span><text:span text:style-name="Strong_20_Emphasis"><text:span text:style-name="T5"> de Mallorca”</text:span></text:span></text:p>
      <text:p text:style-name="Title"><text:span text:style-name="Strong_20_Emphasis"><text:span text:style-name="T5">Curso académico: 2023-2024</text:span></text:span></text:p>
      <text:p text:style-name="P3"/>
      <text:p text:style-name="P2"/>
      <text:p text:style-name="P2"/>
      <text:p text:style-name="P2"/>
      <text:p text:style-name="P2"/>
      <text:p text:style-name="P2"/>
      <text:p text:style-name="P2"/>
      <text:p text:style-name="P2"/>
      <text:p text:style-name="P2"/>
      <text:p text:style-name="P2"/>
      <text:p text:style-name="P2"/>
      <text:table-of-content text:style-name="Sect1" text:name="Sumario1">
        <text:table-of-content-source text:outline-level="4">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 de contenidos</text:p>
          </text:index-title>
          <text:p text:style-name="P6"><text:a xlink:type="simple" xlink:href="#__RefHeading___Toc1257_1268718955" text:style-name="Index_20_Link" text:visited-style-name="Index_20_Link">Título<text:tab/>3</text:a></text:p>
          <text:p text:style-name="P5"><text:a xlink:type="simple" xlink:href="#__RefHeading___Toc1309_1268718955" text:style-name="Index_20_Link" text:visited-style-name="Index_20_Link">Desarrollo de la web completa del Hotel “Aura de Mallorca”, que contrará con su sistema de reservas y cuentas, además de características diferenciadoras de otras webs de Hoteles, como servicios externos al hotel bajo su propiedad (por ejemplo: su propio jardín registrado enorme y precioso) y vinculados a la web, además de su propio sistema multi-idioma y que se podrá consumir como API (un servicio principal genérico que ofrece).<text:tab/>3</text:a></text:p>
          <text:p text:style-name="P6"><text:a xlink:type="simple" xlink:href="#__RefHeading___Toc1311_1268718955" text:style-name="Index_20_Link" text:visited-style-name="Index_20_Link">Motivación<text:tab/>3</text:a></text:p>
          <text:p text:style-name="P5"><text:a xlink:type="simple" xlink:href="#__RefHeading___Toc1313_1268718955" text:style-name="Index_20_Link" text:visited-style-name="Index_20_Link">Elegí este proyecto porque me apasiona el desarrollo web y me interesa trabajar en el sector hotelero. Creo que esta web puede ser una herramienta muy útil para el hotel Aura de Mallorca, ya que le permitirá mejorar su presencia en internet y ofrecer un servicio más completo a sus clientes, además de incluir el gestor de traducciones multi-idioma que se podrá utilizar con esta web de ejemplo, pero en más webs autorizadas.<text:tab/>3</text:a></text:p>
          <text:p text:style-name="P6"><text:a xlink:type="simple" xlink:href="#__RefHeading___Toc1315_1268718955" text:style-name="Index_20_Link" text:visited-style-name="Index_20_Link">Alcance<text:tab/>3</text:a></text:p>
          <text:p text:style-name="P5"><text:a xlink:type="simple" xlink:href="#__RefHeading___Toc1317_1268718955" text:style-name="Index_20_Link" text:visited-style-name="Index_20_Link">El alcance del proyecto incluye el desarrollo de las siguientes funcionalidades:<text:tab/>3</text:a></text:p>
          <text:p text:style-name="P6"><text:a xlink:type="simple" xlink:href="#__RefHeading___Toc1319_1268718955" text:style-name="Index_20_Link" text:visited-style-name="Index_20_Link">Estructura<text:tab/>4</text:a></text:p>
          <text:p text:style-name="P6"><text:a xlink:type="simple" xlink:href="#__RefHeading___Toc1321_1268718955" text:style-name="Index_20_Link" text:visited-style-name="Index_20_Link">Recursos<text:tab/>4</text:a></text:p>
          <text:p text:style-name="P6"><text:a xlink:type="simple" xlink:href="#__RefHeading___Toc2781_1268718955" text:style-name="Index_20_Link" text:visited-style-name="Index_20_Link">Calendario<text:tab/>4</text:a></text:p>
          <text:p text:style-name="P6"><text:a xlink:type="simple" xlink:href="#__RefHeading___Toc2783_1268718955" text:style-name="Index_20_Link" text:visited-style-name="Index_20_Link">Presupuesto<text:tab/>5</text:a></text:p>
          <text:p text:style-name="P6"><text:a xlink:type="simple" xlink:href="#__RefHeading___Toc2785_1268718955" text:style-name="Index_20_Link" text:visited-style-name="Index_20_Link">Conclusiones<text:tab/>5</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xt_20_body"><text:span text:style-name="Strong_20_Emphasis"/></text:p>
      <text:p text:style-name="Título_20_Arial"><text:bookmark-start text:name="__RefHeading___Toc16151_2325840103"/><text:soft-page-break/><text:span text:style-name="Strong_20_Emphasis">PROPUESTA DE PROYECTO</text:span><text:bookmark-end text:name="__RefHeading___Toc16151_2325840103"/></text:p>
      <text:p text:style-name="P7"/>
      <text:h text:style-name="P19" text:outline-level="2"><text:bookmark-start text:name="__RefHeading___Toc1257_1268718955"/>Título<text:bookmark-end text:name="__RefHeading___Toc1257_1268718955"/></text:h>
      <text:h text:style-name="P18" text:outline-level="3"/>
      <text:p text:style-name="Cuerpo_20_de_20_texto_20_Arial"><text:bookmark-start text:name="__RefHeading___Toc1309_1268718955"/>Desarrollo de la web completa del Hotel “Aura de Mallorca”, que contará con su sistema de reservas y cuentas, además de características diferenciadoras de otras webs de Hoteles, como servicios externos al hotel bajo su propiedad (por ejemplo: su propio jardín registrado enorme y precioso) y vinculados a la web, además de su propio sistema multi-idioma y que se podrá consumir como API (un servicio principal genérico que ofrece).<text:bookmark-end text:name="__RefHeading___Toc1309_1268718955"/></text:p>
      <text:p text:style-name="P8"/>
      <text:h text:style-name="P21" text:outline-level="2"><text:bookmark-start text:name="__RefHeading___Toc1311_1268718955"/>Motivación<text:bookmark-end text:name="__RefHeading___Toc1311_1268718955"/></text:h>
      <text:p text:style-name="Cuerpo_20_de_20_texto_20_Arial"/>
      <text:p text:style-name="Cuerpo_20_de_20_texto_20_Arial"><text:bookmark-start text:name="__RefHeading___Toc1313_1268718955"/>Elegí este proyecto porque me apasiona el desarrollo web y me interesa trabajar en el sector hotelero. Creo que esta web puede ser una herramienta muy útil para el hotel Aura de Mallorca, ya que le permitirá mejorar su presencia en internet y ofrecer un servicio más completo a sus clientes, <text:span text:style-name="T12">además de incluir el gestor de traducciones multi-idioma que se podrá utilizar con esta web de ejemplo, pero en más webs autorizadas.</text:span><text:bookmark-end text:name="__RefHeading___Toc1313_1268718955"/></text:p>
      <text:p text:style-name="Cuerpo_20_de_20_texto_20_Arial"/>
      <text:h text:style-name="P20" text:outline-level="2"><text:bookmark-start text:name="__RefHeading___Toc1315_1268718955"/>Alcance<text:bookmark-end text:name="__RefHeading___Toc1315_1268718955"/></text:h>
      <text:p text:style-name="Cuerpo_20_de_20_texto_20_Arial"/>
      <text:p text:style-name="Cuerpo_20_de_20_texto_20_Arial"><text:bookmark-start text:name="__RefHeading___Toc1317_1268718955"/>El alcance del proyecto incluye el desarrollo de las siguientes funcionalidades:<text:bookmark-end text:name="__RefHeading___Toc1317_1268718955"/></text:p>
      <text:list text:style-name="L1">
        <text:list-item>
          <text:p text:style-name="P14">Página de inicio: La página de inicio presentará el hotel Aura de Mallorca y sus servicios.</text:p>
        </text:list-item>
        <text:list-item>
          <text:p text:style-name="P14">Página de reservas: Los clientes podrán reservar habitaciones e instalaciones del hotel, <text:span text:style-name="T13">aquí se decidirá en el último paso si además reservan el plan basic o VIP (incluye todos los servicios</text:span><text:span text:style-name="T18">)</text:span><text:span text:style-name="T13">.</text:span></text:p>
        </text:list-item>
        <text:list-item>
          <text:p text:style-name="P14">Página de servicios: Esta página incluirá información sobre los servicios internos y externos del hotel. <text:span text:style-name="T13">Además de poder reservar cada servicio de forma independiente aquí </text:span><text:span text:style-name="T19">(pero dispondrá de una función especial que te dejará reservar o no en función de si hay clima favorable en esas fechas)</text:span><text:span text:style-name="T13">.</text:span></text:p>
        </text:list-item>
        <text:list-item>
          <text:p text:style-name="P14">Página de contacto: Los clientes podrán ponerse en contacto con el hotel.</text:p>
        </text:list-item>
      </text:list>
      <text:p text:style-name="P9"/>
      <text:p text:style-name="Cuerpo_20_de_20_texto_20_Arial"/>
      <text:h text:style-name="P22" text:outline-level="2"><text:bookmark-start text:name="__RefHeading___Toc1319_1268718955"/><text:soft-page-break/>Estructura<text:bookmark-end text:name="__RefHeading___Toc1319_1268718955"/></text:h>
      <text:h text:style-name="P22" text:outline-level="2"/>
      <text:p text:style-name="Cuerpo_20_de_20_texto_20_Arial">El proyecto se organizará en las siguientes fases:</text:p>
      <text:list text:style-name="L2">
        <text:list-item>
          <text:p text:style-name="P15">Fase 1: Análisis y diseño. En esta fase se estudiarán los requisitos del proyecto y se definirá el diseño de la web.</text:p>
        </text:list-item>
        <text:list-item>
          <text:p text:style-name="P15">Fase 2: Desarrollo. En esta fase se desarrollará la web.</text:p>
        </text:list-item>
        <text:list-item>
          <text:p text:style-name="P15">Fase 3: Pruebas. En esta fase se probará la web para garantizar su correcto funcionamiento.</text:p>
        </text:list-item>
        <text:list-item>
          <text:p text:style-name="P15">Fase 4: Implantación. En esta fase se implantará la web en el hotel.</text:p>
        </text:list-item>
      </text:list>
      <text:p text:style-name="Cuerpo_20_de_20_texto_20_Arial"/>
      <text:h text:style-name="Título_20_2_20_Arial" text:outline-level="2"><text:bookmark-start text:name="__RefHeading___Toc1321_1268718955"/>Recursos<text:bookmark-end text:name="__RefHeading___Toc1321_1268718955"/></text:h>
      <text:h text:style-name="Título_20_2_20_Arial" text:outline-level="2"/>
      <text:p text:style-name="Cuerpo_20_de_20_texto_20_Arial">Los recursos necesarios para llevar a cabo el proyecto son los siguientes:</text:p>
      <text:list text:style-name="L3">
        <text:list-item>
          <text:p text:style-name="P16">Recursos humanos: <text:span text:style-name="T14">el</text:span> alumno de Desarrollo Web <text:span text:style-name="T14">(yo)</text:span>.</text:p>
        </text:list-item>
        <text:list-item>
          <text:p text:style-name="P16">Recursos técnicos: un ordenador, una conexión a internet y las herramientas de desarrollo web necesarias <text:span text:style-name="T14">(en este caso un editor de código como VS Code, un navegador Google Chrome, NodeJS, un DBMS como MySQL, y Servidor de despliegue, como Apache, usando Xampp, un Hosting...)</text:span>.</text:p>
        </text:list-item>
      </text:list>
      <text:p text:style-name="Cuerpo_20_de_20_texto_20_Arial"/>
      <text:h text:style-name="Título_20_2_20_Arial" text:outline-level="2"><text:bookmark-start text:name="__RefHeading___Toc2781_1268718955"/><text:span text:style-name="Strong_20_Emphasis"><text:span text:style-name="T15">Calendario</text:span></text:span> <text:bookmark-end text:name="__RefHeading___Toc2781_1268718955"/></text:h>
      <text:h text:style-name="Título_20_2_20_Arial" text:outline-level="2"/>
      <text:p text:style-name="Cuerpo_20_de_20_texto_20_Arial">Calendario provisional del <text:span text:style-name="T16">desarrollo del </text:span>proyecto <text:span text:style-name="T16">es el siguiente (es una primera planificación NO inicial y provisional antes del diagrama de Gantt más específico):</text:span></text:p>
      <text:list text:style-name="L4">
        <text:list-item>
          <text:p text:style-name="P17">Análisis y diseño: 2 semanas</text:p>
          <text:list>
            <text:list-item>
              <text:p text:style-name="P17">Estudio de los requisitos del proyecto</text:p>
            </text:list-item>
            <text:list-item>
              <text:p text:style-name="P17">Definición del diseño de la web</text:p>
            </text:list-item>
            <text:list-item>
              <text:p text:style-name="P17">Prototipado de la web</text:p>
            </text:list-item>
          </text:list>
        </text:list-item>
      </text:list>
      <text:p text:style-name="Cuerpo_20_de_20_texto_20_Arial"/>
      <text:p text:style-name="Cuerpo_20_de_20_texto_20_Arial"/>
      <text:p text:style-name="Cuerpo_20_de_20_texto_20_Arial"/>
      <text:p text:style-name="Cuerpo_20_de_20_texto_20_Arial"/>
      <text:list text:continue-numbering="true" text:style-name="L4">
        <text:list-item>
          <text:p text:style-name="P17"><text:soft-page-break/>Desarrollo: 4 semanas</text:p>
          <text:list>
            <text:list-item>
              <text:p text:style-name="P17">Desarrollo de la página de inicio</text:p>
            </text:list-item>
            <text:list-item>
              <text:p text:style-name="P17">Desarrollo de la página de reservas</text:p>
            </text:list-item>
            <text:list-item>
              <text:p text:style-name="P17">Desarrollo de la página de servicios</text:p>
            </text:list-item>
            <text:list-item>
              <text:p text:style-name="P17">Desarrollo de la página de contacto</text:p>
            </text:list-item>
            <text:list-item>
              <text:p text:style-name="P17">Desarrollo de la integración con los servicios externos</text:p>
            </text:list-item>
          </text:list>
        </text:list-item>
        <text:list-item>
          <text:p text:style-name="P17">Pruebas: 2 semanas</text:p>
          <text:list>
            <text:list-item>
              <text:p text:style-name="P17">Pruebas de funcionalidad</text:p>
            </text:list-item>
            <text:list-item>
              <text:p text:style-name="P17">Pruebas de rendimiento</text:p>
            </text:list-item>
            <text:list-item>
              <text:p text:style-name="P17">Pruebas de seguridad</text:p>
            </text:list-item>
          </text:list>
        </text:list-item>
      </text:list>
      <text:p text:style-name="Cuerpo_20_de_20_texto_20_Arial"><text:span text:style-name="T16">El</text:span> calendario es solo una estimación y puede variar a medida que avance el proyecto. Es importante realizar un seguimiento del progreso del proyecto para asegurarse de que se cumple el calendario previsto.</text:p>
      <text:p text:style-name="Cuerpo_20_de_20_texto_20_Arial"/>
      <text:h text:style-name="Título_20_2_20_Arial" text:outline-level="2"><text:bookmark-start text:name="__RefHeading___Toc2783_1268718955"/>Presupuesto<text:bookmark-end text:name="__RefHeading___Toc2783_1268718955"/></text:h>
      <text:h text:style-name="P23" text:outline-level="2"/>
      <text:p text:style-name="P10">Este proyecto no tiene un presupuesto monetario previsto, podría suponer uno que sería únicamente contratar un Hosting con su dominio, pero no está previsto.</text:p>
      <text:p text:style-name="P10"/>
      <text:h text:style-name="Título_20_2_20_Arial" text:outline-level="2"><text:bookmark-start text:name="__RefHeading___Toc2785_1268718955"/>Conclusiones<text:bookmark-end text:name="__RefHeading___Toc2785_1268718955"/></text:h>
      <text:p text:style-name="P11">Este proyecto es un desafío interesante que me permitirá poner en práctica mis conocimientos y habilidades <text:span text:style-name="T17">aprendidas en el CFGS </text:span>en Desarrollo <text:span text:style-name="T17">de Apps </text:span>Web <text:span text:style-name="T17">en el Pau Casesnoves</text:span>. Creo que esta web puede ser una herramienta muy útil para el hotel Aura de Mallorca, <text:span text:style-name="T17">una invención de empresa de hotel propia pero que se podría aplicar en la realidad con otro hotel. </text:span><text:span text:style-name="T11"><text:note text:id="ftn1" text:note-class="footnote"><text:note-citation text:label="!">!</text:note-citation><text:note-body><text:p text:style-name="P12">La fecha de entrega prevista del proyecto es el 1 de diciembre de 2023.</text:p></text:note-body></text:not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fill-image draw:name="logoFull" xlink:href="Pictures/10000000000001C40000006F1802911F0BC787F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1cm" style:type="center"/>
          <style:tab-stop style:position="16.2cm" style:type="right"/>
        </style:tab-stops>
      </style:paragraph-properties>
    </style:style>
    <style:style style:name="Header" style:family="paragraph" style:parent-style-name="Header_20_and_20_Footer" style:class="extra">
      <style:paragraph-properties text:number-lines="false" text:line-number="0">
        <style:tab-stops>
          <style:tab-stop style:position="8.1cm" style:type="center"/>
          <style:tab-stop style:position="16.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1cm" style:type="center"/>
          <style:tab-stop style:position="16.2cm" style:type="right"/>
        </style:tab-stops>
      </style:paragraph-properties>
    </style:style>
    <style:style style:name="Cuerpo_20_de_20_texto_20_Arial" style:display-name="Cuerpo de texto Arial" style:family="paragraph" style:parent-style-name="Text_20_body" style:master-page-name="">
      <style:paragraph-properties fo:text-align="start" style:justify-single-word="false" style:page-number="auto"/>
      <style:text-properties style:font-name="Arial1" fo:font-family="Arial" style:font-family-generic="swiss" style:font-pitch="variable"/>
    </style:style>
    <style:style style:name="Frame_20_contents" style:display-name="Frame contents" style:family="paragraph" style:parent-style-name="Standard" style:class="extra"/>
    <style:style style:name="Cabecera_20_Arial" style:display-name="Cabecera Arial" style:family="paragraph" style:parent-style-name="Header">
      <style:text-properties style:font-name="Arial4" fo:font-family="Arial" style:font-style-name="Normal" style:font-family-generic="swiss" style:font-pitch="variable" fo:font-size="12pt"/>
    </style:style>
    <style:style style:name="Marginalia" style:family="paragraph" style:parent-style-name="Text_20_body" style:class="text">
      <style:paragraph-properties fo:margin-left="4.001cm" fo:text-indent="0cm" style:auto-text-indent="false"/>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1cm" style:type="center"/>
          <style:tab-stop style:position="16.2cm" style:type="right"/>
        </style:tab-stops>
      </style:paragraph-properties>
    </style:style>
    <style:style style:name="Pie_20_de_20_página_20_derecho_20_Arial" style:display-name="Pie de página derecho Arial" style:family="paragraph" style:parent-style-name="Footer_20_right" style:next-style-name="Footer_20_left" style:master-page-name="">
      <style:paragraph-properties style:page-number="auto"/>
      <style:text-properties style:font-name="Arial4" fo:font-family="Arial" style:font-style-name="Normal" style:font-family-generic="swiss" style:font-pitch="variable"/>
    </style:style>
    <style:style style:name="Footer_20_left" style:display-name="Footer left" style:family="paragraph" style:parent-style-name="Footer" style:class="extra">
      <style:paragraph-properties text:number-lines="false" text:line-number="0">
        <style:tab-stops>
          <style:tab-stop style:position="8.1cm" style:type="center"/>
          <style:tab-stop style:position="16.2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style:font-name="Arial3" fo:font-family="Arial" style:font-style-name="Negrita" style:font-family-generic="swiss" style:font-pitch="variable"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Nota_20_al_20_pie_20_Arial" style:display-name="Nota al pie Arial" style:family="paragraph" style:parent-style-name="Footnote">
      <style:text-properties style:font-name="Arial4" fo:font-family="Arial" style:font-style-name="Normal" style:font-family-generic="swiss" style:font-pitch="variable"/>
    </style:style>
    <style:style style:name="Nota_20_al_20_final_20_Arial" style:display-name="Nota al final Arial" style:family="paragraph" style:parent-style-name="Endnote"/>
    <style:style style:name="Título_20_Arial" style:display-name="Título Arial" style:family="paragraph" style:parent-style-name="Heading_20_1" style:auto-update="true" style:default-outline-level="" style:list-style-name="" style:master-page-name="">
      <style:paragraph-properties fo:text-align="center" style:justify-single-word="false" style:page-number="auto"/>
      <style:text-properties style:font-name="Arial3" fo:font-family="Arial" style:font-style-name="Negrita" style:font-family-generic="swiss" style:font-pitch="variable" fo:font-size="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ítulo_20_del_20_índice_20_Arial" style:display-name="Título del índice Arial" style:family="paragraph" style:parent-style-name="Index_20_Heading" style:auto-update="true">
      <style:paragraph-properties fo:text-align="center" style:justify-single-word="false"/>
      <style:text-properties style:font-name="Arial3" fo:font-family="Arial" style:font-style-name="Negrita" style:font-family-generic="swiss" style:font-pitch="variable" fo:font-size="14pt"/>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ítulo_20_2_20_Arial" style:display-name="Título 2 Arial" style:family="paragraph" style:parent-style-name="Heading_20_2" style:auto-update="true" style:default-outline-level="" style:list-style-name="">
      <style:paragraph-properties fo:text-align="center" style:justify-single-word="false"/>
      <style:text-properties style:font-name="Arial3" fo:font-family="Arial" style:font-style-name="Negrita" style:font-family-generic="swiss" style:font-pitch="variable" fo:font-size="13pt" fo:font-style="italic" fo:font-weight="normal" style:font-style-asian="italic" style:font-weight-asian="normal" style:font-style-complex="italic" style:font-weight-complex="normal"/>
    </style:style>
    <style:style style:name="Contents_20_2" style:display-name="Contents 2" style:family="paragraph" style:parent-style-name="Index" style:class="index">
      <style:paragraph-properties fo:margin-left="0.499cm" fo:text-indent="0cm" style:auto-text-indent="false">
        <style:tab-stops>
          <style:tab-stop style:position="15.7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5.19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4.1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1"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Cabecera_20_Arial">
      <style:paragraph-properties fo:text-align="start" style:justify-single-word="false"/>
    </style:style>
    <style:style style:name="MT1" style:family="text">
      <style:text-properties officeooo:rsid="0019b053"/>
    </style:style>
    <style:style style:name="MT2" style:family="text">
      <style:text-properties officeooo:rsid="00261303"/>
    </style:style>
    <style:style style:name="MT3" style:family="text">
      <style:text-properties officeooo:rsid="0039268f"/>
    </style:style>
    <style:style style:name="MT4" style:family="text">
      <style:text-properties officeooo:rsid="0037ffd4"/>
    </style:style>
    <style:page-layout style:name="Mpm1">
      <style:page-layout-properties fo:page-width="21.001cm" fo:page-height="29.7cm" style:num-format="1" style:print-orientation="portrait" fo:margin-top="1.349cm" fo:margin-bottom="1.349cm" fo:margin-left="2.401cm" fo:margin-right="2.401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349cm" fo:margin-bottom="1.349cm" fo:margin-left="2.401cm" fo:margin-right="2.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draw:fill="bitmap" draw:fill-image-name="logoFull" draw:fill-image-width="30%" draw:fill-image-height="100%" style:repeat="no-repeat" draw:fill-image-ref-point="right">
          <style:background-image xlink:href="Pictures/10000000000001C40000006F1802911F0BC787F5.jpg" xlink:type="simple" xlink:actuate="onLoad" style:position="center right" style:repeat="no-repeat"/>
        </style:header-footer-properties>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Pie_20_de_20_página_20_derecho_20_Arial"><text:span text:style-name="MT1">Fernando Gonzalez Serrano. </text:span><text:span text:style-name="MT2">Página</text:span> <text:page-number text:select-page="current">0</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Páginas_20_sin_20_numeración" style:display-name="Páginas sin numeración" style:page-layout-name="Mpm3" draw:style-name="Mdp1">
      <style:header>
        <text:p text:style-name="MP1">Web “Hotel Aura de Mallorca” propuesta de proyect<text:span text:style-name="MT3">o</text:span></text:p>
      </style:header>
      <style:footer>
        <text:p text:style-name="Pie_20_de_20_página_20_derecho_20_Arial"><text:span text:style-name="MT4"><text:s/>Página </text:span><text:page-number text:select-page="current">5</text:page-number></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30T13:16:49.282000000</meta:creation-date>
    <dc:date>2023-09-30T20:00:00.747000000</dc:date>
    <meta:editing-duration>PT2H59M50S</meta:editing-duration>
    <meta:editing-cycles>43</meta:editing-cycles>
    <meta:generator>LibreOffice/7.6.1.2$Windows_X86_64 LibreOffice_project/f5defcebd022c5bc36bbb79be232cb6926d8f674</meta:generator>
    <meta:print-date>2023-09-30T19:21:14.612000000</meta:print-date>
    <meta:printed-by>Archivos PDF</meta:printed-by>
    <meta:document-statistic meta:table-count="0" meta:image-count="0" meta:object-count="0" meta:page-count="5" meta:paragraph-count="64" meta:word-count="875" meta:character-count="5241" meta:non-whitespace-character-count="4452"/>
  </office:meta>
</office:document-meta>
</file>